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ltiLineString.getCoordina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LineString.MultiLine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LineString.setCoordinates( double [ ] [ ] [ ] coordina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